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算法与容器(三) </text:p>
      <text:p text:style-name="Standard"/>
      <text:p text:style-name="Standard">前面我们通过容器接口抽象了双向链表和动态数组，这样队列的实现就不依赖于具体的容器了。但是作为队列的使用者，它仍然要在编译时决定使用哪个容器。队列的测试程序就是队列的使用者之一，它的实现代码如下：</text:p>
      <text:p text:style-name="Standard"/>
      <text:p text:style-name="Standard"><text:s text:c="4"/>Queue* queue = queue_create(linear_container_dlist_create(NULL, NULL)); </text:p>
      <text:p text:style-name="Standard"/>
      <text:p text:style-name="Standard"><text:s text:c="4"/>for(i = 0; i &lt; n; i++) </text:p>
      <text:p text:style-name="Standard"><text:s text:c="4"/>{ </text:p>
      <text:p text:style-name="Standard"><text:s text:c="8"/>assert(queue_push(queue, (void*)i) == RET_OK); </text:p>
      <text:p text:style-name="Standard"><text:s text:c="8"/>assert(queue_head(queue, (void**)&amp;ret_data) == RET_OK); </text:p>
      <text:p text:style-name="Standard"><text:s text:c="8"/>assert(queue_length(queue) == (i+1)); </text:p>
      <text:p text:style-name="Standard"><text:s text:c="4"/>} </text:p>
      <text:p text:style-name="Standard"><text:s text:c="2"/>...</text:p>
      <text:p text:style-name="Standard"/>
      <text:p text:style-name="Standard">这里必须明确指定是 linear_container_dlist_create还是 linear_container_darray_create,假设使用者想要换一种容器，那还是要修改代码并重新编译才行。现在我们思考另外一个问题，如何让使用者(如这里的测试程序)想换一种容器时，不需要修改代码也不需要重新编译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在继续学习之前，我们先介绍几个概念：</text:p>
      <text:p text:style-name="Standard"/>
      <text:p text:style-name="Standard">静态库：在Linux下，静态库的扩展名为.a，a代表archive的意思。正常情况下一个Ｃ源文件编译之后生成一个目标文件(.o)，目标文件里存放的是程序的机器指令和数据，它不包含运行时的信息，所以不能直接运行。用命令ar把多个目标文件打包成一个文件就生成了所谓的静态库。可执行文件链接静态库时，会把用到的函数和数据拷贝过去。多个可执行文件链接同一个静态库时，所用到的函数和数据就会拷贝多次，那就存在不少空间浪费。</text:p>
      <text:p text:style-name="Standard"/>
      <text:p text:style-name="Standard">共享库：顾名思义，共享库可以在多个可执行文件之间共享，链接时不用拷贝函数或数据，只是建立一个函数链接表(PLT)，在运行时通过这个表来确定具体调用的函数。共享库可以有效的避免空间浪费，但它也不是免费的午餐，它在加载时存在额外的开销，在链接多个共享库时会比较明显。不过目前出现的prelink和gnu hash等技术，有效的缓解了这个问题。共享库另外一个好处就是可以单独升级，理论上，修改某个共享库不需要重新编译依赖它的应用程序(不过实际操作时与它的接口变化和信息隐藏程度有关)。</text:p>
      <text:p text:style-name="Standard"/>
      <text:p text:style-name="Standard">可执行文件：Linux下加x属性的文件都是可执行文件，这里可执行文件特指ELF(Executable and Linking Format)格式的可执行文件。 可执行文件在编译时连接静态库，会把所用到的函数会被拷贝过来，运行时不再依赖于静态库。在编译时链接共享库，它不拷贝函数和数据，但在运行时会依赖于其链接的共享库。</text:p>
      <text:p text:style-name="Standard"/>
      <text:p text:style-name="Standard">回到前面的问题：我们发现在编译时，无论是链接静态库还是共享库，它都绑定了调用者与使用者之间的关系。真正要在运行时决定而不是编译时决定使用哪种容器，那就不能包含具体容器的头文件，链接具体容器所在的库了。今天我们要学习一种新的技术：在运行时动态加载共享库。</text:p>
      <text:p text:style-name="Standard"/>
      <text:p text:style-name="Standard">除了一些嵌入式环境下使用的实时操作系统(RTOS)外，现代操作系统都支持在运行时动态加载共享库的机制。Linux下有dlopen系列函数，Windows下有LoadLibrary系列函数，其它平台也有类似的函数。下面是使用dlopen的简单示例：</text:p>
      <text:p text:style-name="Standard"/>
      <text:p text:style-name="Standard">#include &lt;stdio.h&gt; </text:p>
      <text:p text:style-name="Standard">#include &lt;stdlib.h&gt; </text:p>
      <text:p text:style-name="Standard">#include &lt;dlfcn.h&gt; </text:p>
      <text:p text:style-name="Standard"/>
      <text:p text:style-name="Standard">int main(int argc, char **argv) </text:p>
      <text:p text:style-name="Standard">{ </text:p>
      <text:p text:style-name="Standard"><text:s text:c="4"/>void *handle = NULL; </text:p>
      <text:p text:style-name="Standard"><text:s text:c="4"/>double (*cosine)(double) = NULL; </text:p>
      <text:p text:style-name="Standard"><text:s text:c="4"/>/*加载共享库*/ </text:p>
      <text:p text:style-name="Standard"><text:s text:c="4"/>handle = dlopen("libm.so", RTLD_LAZY); </text:p>
      <text:p text:style-name="Standard"><text:s text:c="4"/>/*通过函数名找到函数指针*/ </text:p>
      <text:p text:style-name="Standard"><text:s text:c="4"/>*(void **) (&amp;cosine) = dlsym(handle, "cos"); </text:p>
      <text:p text:style-name="Standard"><text:soft-page-break/><text:s text:c="4"/>/*调用函数*/ </text:p>
      <text:p text:style-name="Standard"><text:s text:c="4"/>printf("%f\n", (*cosine)(2.0)); </text:p>
      <text:p text:style-name="Standard"><text:s text:c="4"/>/*卸载共享库*/ </text:p>
      <text:p text:style-name="Standard"><text:s text:c="4"/>dlclose(handle); </text:p>
      <text:p text:style-name="Standard"/>
      <text:p text:style-name="Standard"><text:s text:c="4"/>return 0; </text:p>
      <text:p text:style-name="Standard">} </text:p>
      <text:p text:style-name="Standard"/>
      <text:p text:style-name="Standard">由于这些函数在每个平台的名称和参数都有所不同，直接使用这些函数会带来可移植性的问题，为此有必要对它们进行包装。不同平台有不同的函数，也就是说存在多种不同的实现，那这是否意味着要用接口呢？答案是不用。原因是同一个平台只一种实现，而且不会出现潜在的变化。我们要做的只是加一个适配层，用它来隔离不同平台就好了。</text:p>
      <text:p text:style-name="Standard"/>
      <text:p text:style-name="Standard">我们把这个对加载函数的适配层称为Module，声明(module.h)如下：</text:p>
      <text:p text:style-name="Standard"/>
      <text:p text:style-name="Standard">struct _Module; </text:p>
      <text:p text:style-name="Standard">typedef struct _Module Module; </text:p>
      <text:p text:style-name="Standard"/>
      <text:p text:style-name="Standard">typedef enum _ModuleFlags </text:p>
      <text:p text:style-name="Standard">{ </text:p>
      <text:p text:style-name="Standard"><text:s text:c="4"/>MODULE_FLAGS_NONE, </text:p>
      <text:p text:style-name="Standard"><text:s text:c="4"/>MODULE_FLAGS_DELAY = 1 </text:p>
      <text:p text:style-name="Standard">}ModuleFlags; </text:p>
      <text:p text:style-name="Standard"/>
      <text:p text:style-name="Standard">Module* module_create(const char* file_name, ModuleFlags flags); </text:p>
      <text:p text:style-name="Standard">void* <text:s text:c="2"/>module_sym(Module* thiz, const char* func_name); </text:p>
      <text:p text:style-name="Standard">void <text:s text:c="3"/>module_destroy(Module* thiz); </text:p>
      <text:p text:style-name="Standard"/>
      <text:p text:style-name="Standard">这里它们的实现只是对dl系列函数做个简单包装。由于不同平台有不同的实现，为了维护方便，我们把不同的实现放在不同的文件中，比如Linux的实现放在module_linux.c里。</text:p>
      <text:p text:style-name="Standard"/>
      <text:p text:style-name="Standard">Module* module_create(const char* file_name, ModuleFlags flags) </text:p>
      <text:p text:style-name="Standard">{ </text:p>
      <text:p text:style-name="Standard"><text:s text:c="4"/>Module* thiz = NULL; </text:p>
      <text:p text:style-name="Standard"><text:s text:c="4"/>return_val_if_fail(file_name != NULL, NULL); </text:p>
      <text:p text:style-name="Standard"/>
      <text:p text:style-name="Standard"><text:s text:c="4"/>if((thiz = malloc(sizeof(Module))) != NULL) </text:p>
      <text:p text:style-name="Standard"><text:s text:c="4"/>{ </text:p>
      <text:p text:style-name="Standard"><text:s text:c="8"/>thiz-&gt;handle = dlopen(file_name, flags &amp; MODULE_FLAGS_DELAY ? RTLD_LAZY : RTLD_NOW); </text:p>
      <text:p text:style-name="Standard"><text:s text:c="8"/>if(thiz-&gt;handle == NULL) </text:p>
      <text:p text:style-name="Standard"><text:s text:c="8"/>{ </text:p>
      <text:p text:style-name="Standard"><text:s text:c="12"/>free(thiz); </text:p>
      <text:p text:style-name="Standard"><text:s text:c="12"/>thiz = NULL; </text:p>
      <text:p text:style-name="Standard"><text:soft-page-break/><text:s text:c="12"/>printf("%s\n", dlerror()); </text:p>
      <text:p text:style-name="Standard"><text:s text:c="8"/>} </text:p>
      <text:p text:style-name="Standard"><text:s text:c="4"/>} </text:p>
      <text:p text:style-name="Standard"/>
      <text:p text:style-name="Standard"><text:s text:c="4"/>return thiz; </text:p>
      <text:p text:style-name="Standard">} </text:p>
      <text:p text:style-name="Standard"/>
      <text:p text:style-name="Standard">我们再看看队列的测试程序怎么写：</text:p>
      <text:p text:style-name="Standard"/>
      <text:p text:style-name="Standard">#include "linear_container.h" </text:p>
      <text:p text:style-name="Standard"/>
      <text:p text:style-name="Standard">typedef LinearContainer* (*LinearContainerDarrayCreateFunc)(DataDestroyFunc data_destroy, void* ctx); </text:p>
      <text:p text:style-name="Standard"/>
      <text:p text:style-name="Standard">int main(int argc, char* argv[]) </text:p>
      <text:p text:style-name="Standard">{ </text:p>
      <text:p text:style-name="Standard"><text:s text:c="4"/>int i = 0; </text:p>
      <text:p text:style-name="Standard"><text:s text:c="4"/>int n = 1000; </text:p>
      <text:p text:style-name="Standard"><text:s text:c="4"/>int ret_data = 0; </text:p>
      <text:p text:style-name="Standard"><text:s text:c="4"/>Queue* queue = NULL; </text:p>
      <text:p text:style-name="Standard"><text:s text:c="4"/>Module* module = NULL; </text:p>
      <text:p text:style-name="Standard"><text:s text:c="4"/>LinearContainerDarrayCreateFunc linear_container_create = NULL; </text:p>
      <text:p text:style-name="Standard"><text:s text:c="4"/>if(argc != 3) </text:p>
      <text:p text:style-name="Standard"><text:s text:c="4"/>{ </text:p>
      <text:p text:style-name="Standard"><text:s text:c="8"/>printf("%s sharelib linear_container_create\n", argv[0]); </text:p>
      <text:p text:style-name="Standard"/>
      <text:p text:style-name="Standard"><text:s text:c="8"/>return 0; </text:p>
      <text:p text:style-name="Standard"><text:s text:c="4"/>} </text:p>
      <text:p text:style-name="Standard"/>
      <text:p text:style-name="Standard"><text:s text:c="4"/>module = module_create(argv[1], 0); </text:p>
      <text:p text:style-name="Standard"><text:s text:c="4"/>return_val_if_fail(module != NULL, 0); </text:p>
      <text:p text:style-name="Standard"><text:s text:c="4"/>linear_container_create = (LinearContainerDarrayCreateFunc)module_sym(module, argv[2]); </text:p>
      <text:p text:style-name="Standard"><text:s text:c="4"/>return_val_if_fail(linear_container_create != NULL, 0); </text:p>
      <text:p text:style-name="Standard"/>
      <text:p text:style-name="Standard"><text:s text:c="4"/>queue = queue_create(linear_container_create(NULL, NULL));</text:p>
      <text:p text:style-name="Standard"><text:s text:c="4"/>...</text:p>
      <text:p text:style-name="Standard">}</text:p>
      <text:p text:style-name="Standard"/>
      <text:p text:style-name="Standard">说明：</text:p>
      <text:p text:style-name="Standard">o 头文件只包含linear_container.h，而不包含linear_container_dlist.h。</text:p>
      <text:p text:style-name="Standard">o 通过module_sym获取容器的创建函数，而不是直接调用linear_container_dlist_create。</text:p>
      <text:p text:style-name="Standard"/>
      <text:p text:style-name="Standard">编译时不再链接容器所在的共享库：</text:p>
      <text:p text:style-name="Standard">gcc -Wall -g module_linux.c queue.c queue_test.c -ldl -o queue_dynamic_test</text:p>
      <text:p text:style-name="Standard"><text:soft-page-break/></text:p>
      <text:p text:style-name="Standard">运行决定要使用的容器：</text:p>
      <text:p text:style-name="Standard">./queue_dynamic_test ./libcontainer.so linear_container_dlist_create</text:p>
      <text:p text:style-name="Standard"/>
      <text:p text:style-name="Standard">这样一来，容器的调用者和使用者完全分隔开了。接口＋动态加载的方式也称为插件式设计，它是软件可扩展性的基础，像操作系统、办公软件、浏览器和WEB服务器等大型软件都无一例外的使用了这类技术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3-13T19:41:39</meta:creation-date>
    <dc:creator>lixianjing</dc:creator>
    <dc:date>2009-03-25T20:33:36</dc:date>
    <meta:editing-cycles>249</meta:editing-cycles>
    <meta:editing-duration>PT2H48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4" meta:word-count="1050" meta:character-count="3997"/>
  </office:meta>
</office:document-meta>
</file>